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bfae" officeooo:paragraph-rsid="0018bfa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t takes time to convert rpm to deb, so wait a bi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6T15:36:09.969213537</meta:creation-date>
    <dc:date>2019-02-06T15:39:09.810349930</dc:date>
    <meta:editing-duration>PT3M3S</meta:editing-duration>
    <meta:editing-cycles>1</meta:editing-cycles>
    <meta:document-statistic meta:table-count="0" meta:image-count="0" meta:object-count="0" meta:page-count="1" meta:paragraph-count="1" meta:word-count="12" meta:character-count="51" meta:non-whitespace-character-count="40"/>
    <meta:generator>LibreOffice/6.0.7.3$Linux_X86_64 LibreOffice_project/00m0$Build-3</meta:generator>
  </office:meta>
</office:document-meta>
</file>